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fo:background-color="#f10d0c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in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2" office:value-type="string" calcext:value-type="string">
            <text:p>Pin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PC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PD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B8</text:p>
          </table:table-cell>
          <table:table-cell table:style-name="ce6"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E5V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B9</text:p>
          </table:table-cell>
          <table:table-cell table:style-name="ce6"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U5V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RE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PA5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RESE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PA6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+3.3V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A7</text:p>
          </table:table-cell>
          <table:table-cell table:style-name="ce4"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+5V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B6</text:p>
          </table:table-cell>
          <table:table-cell table:style-name="ce4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C7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GND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PA9</text:p>
          </table:table-cell>
          <table:table-cell table:style-name="ce5"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VIN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8</text:p>
          </table:table-cell>
          <table:table-cell table:style-name="ce5"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A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PB4</text:p>
          </table:table-cell>
          <table:table-cell table:style-name="ce4"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PA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PB5</text:p>
          </table:table-cell>
          <table:table-cell table:style-name="ce4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PA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B3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style-name="ce3" office:value-type="string" calcext:value-type="string">
            <text:p>PB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PA10</text:p>
          </table:table-cell>
          <table:table-cell table:style-name="ce2"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PC2</text:p>
          </table:table-cell>
          <table:table-cell table:style-name="ce2" office:value-type="string" calcext:value-type="string">
            <text:p>PC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PC3</text:p>
          </table:table-cell>
          <table:table-cell table:style-name="ce2" office:value-type="string" calcext:value-type="string">
            <text:p>PC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13:00:58.206093916</meta:creation-date>
    <dc:date>2022-11-21T14:05:00.012939075</dc:date>
    <meta:editing-duration>PT5H31M17S</meta:editing-duration>
    <meta:editing-cycles>5</meta:editing-cycles>
    <meta:generator>LibreOffice/7.3.7.2$Linux_X86_64 LibreOffice_project/30$Build-2</meta:generator>
    <meta:document-statistic meta:table-count="1" meta:cell-count="198" meta:object-count="0"/>
  </office:meta>
</office:document-meta>
</file>